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top" draw:auto-grow-height="false" fo:min-height="6cm" fo:min-width="18.1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001cm" fo:min-width="3.824cm"/>
    </style:style>
    <style:style style:name="gr3" style:family="graphic" style:parent-style-name="standard">
      <style:graphic-properties draw:fill="solid" draw:fill-color="#c6402e" draw:textarea-horizontal-align="justify" draw:textarea-vertical-align="middle" draw:auto-grow-height="false" fo:min-height="1.219cm" fo:min-width="2.434cm"/>
      <style:paragraph-properties style:writing-mode="lr-tb"/>
    </style:style>
    <style:style style:name="gr4" style:family="graphic" style:parent-style-name="standard">
      <style:graphic-properties draw:fill="solid" draw:fill-color="#357fa5" draw:textarea-horizontal-align="justify" draw:textarea-vertical-align="middle" draw:auto-grow-height="false" fo:min-height="1.219cm" fo:min-width="2.434cm"/>
      <style:paragraph-properties style:writing-mode="lr-tb"/>
    </style:style>
    <style:style style:name="gr5" style:family="graphic" style:parent-style-name="standard">
      <style:graphic-properties draw:fill="solid" draw:fill-color="#8ed3b6" draw:textarea-horizontal-align="justify" draw:textarea-vertical-align="middle" draw:auto-grow-height="false" fo:min-height="1.219cm" fo:min-width="2.434cm"/>
      <style:paragraph-properties style:writing-mode="lr-tb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1.219cm" fo:min-width="2.434cm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744cm" fo:min-width="1.251cm"/>
      <style:paragraph-properties style:writing-mode="lr-tb"/>
    </style:style>
    <style:style style:name="gr8" style:family="graphic" style:parent-style-name="standard">
      <style:graphic-properties draw:marker-start="Pontas_20_das_20_setas_20_1" draw:marker-start-width="0.3cm" draw:marker-end="Pontas_20_das_20_setas_20_2" draw:marker-end-width="0.3cm" draw:textarea-vertical-align="middle"/>
    </style:style>
    <style:style style:name="gr9" style:family="graphic" style:parent-style-name="standard">
      <style:graphic-properties draw:marker-start="Pontas_20_das_20_setas_20_3" draw:marker-start-width="0.3cm" draw:marker-end="Pontas_20_das_20_setas_20_4" draw:marker-end-width="0.3cm" draw:textarea-vertical-align="middle"/>
    </style:style>
    <style:style style:name="gr10" style:family="graphic" style:parent-style-name="standard">
      <style:graphic-properties draw:marker-start="Pontas_20_das_20_setas_20_5" draw:marker-start-width="0.3cm" draw:marker-end="Pontas_20_das_20_setas_20_6" draw:marker-end-width="0.3cm" draw:textarea-vertical-align="middle"/>
    </style:style>
    <style:style style:name="gr11" style:family="graphic" style:parent-style-name="standard">
      <style:graphic-properties draw:marker-start="Pontas_20_das_20_setas_20_9" draw:marker-start-width="0.3cm" draw:marker-end="Pontas_20_das_20_setas_20_10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c6402e"/>
      <style:paragraph-properties fo:text-align="center"/>
    </style:style>
    <style:style style:name="P4" style:family="paragraph">
      <loext:graphic-properties draw:fill="solid" draw:fill-color="#357fa5"/>
      <style:paragraph-properties fo:text-align="center"/>
    </style:style>
    <style:style style:name="P5" style:family="paragraph">
      <loext:graphic-properties draw:fill="solid" draw:fill-color="#8ed3b6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18.65cm" svg:height="6.25cm" svg:x="1.25cm" svg:y="5.75cm">
          <text:p text:style-name="P1">Back-end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custom-shape draw:style-name="gr2" draw:text-style-name="P1" draw:layer="layout" svg:width="5.407cm" svg:height="4.333cm" svg:x="1.243cm" svg:y="16.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3" draw:layer="layout" svg:width="2.934cm" svg:height="1.469cm" svg:x="1.855cm" svg:y="18.431cm">
            <text:p text:style-name="P1">Angular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" draw:text-style-name="P1" draw:layer="layout" svg:width="5.407cm" svg:height="4.333cm" svg:x="7.743cm" svg:y="16.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" draw:text-style-name="P4" draw:layer="layout" svg:width="2.934cm" svg:height="1.469cm" svg:x="8.355cm" svg:y="18.431cm">
            <text:p text:style-name="P1">React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" draw:text-style-name="P1" draw:layer="layout" svg:width="5.407cm" svg:height="4.333cm" svg:x="14.343cm" svg:y="16.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5" draw:layer="layout" svg:width="2.934cm" svg:height="1.469cm" svg:x="14.955cm" svg:y="18.431cm">
            <text:p text:style-name="P1">Vue.js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2" draw:text-style-name="P1" draw:layer="layout" svg:width="5.407cm" svg:height="4.333cm" svg:x="5.043cm" svg:y="7.2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6" draw:text-style-name="P6" draw:layer="layout" svg:width="2.934cm" svg:height="1.469cm" svg:x="5.655cm" svg:y="9.131cm">
            <text:p text:style-name="P1">API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2" draw:text-style-name="P1" draw:layer="layout" svg:width="5.407cm" svg:height="4.333cm" svg:x="14.343cm" svg:y="7.1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7" draw:text-style-name="P2" draw:layer="layout" svg:width="1.75cm" svg:height="1.883cm" svg:x="15.702cm" svg:y="8.891cm">
            <text:p text:style-name="P1">Mysql</text:p>
  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  </draw:custom-shape>
        </draw:g>
        <draw:line draw:style-name="gr8" draw:text-style-name="P1" draw:layer="layout" svg:x1="7.25cm" svg:y1="11.5cm" svg:x2="4.5cm" svg:y2="16.5cm">
          <text:p/>
        </draw:line>
        <draw:line draw:style-name="gr9" draw:text-style-name="P1" draw:layer="layout" svg:x1="7.25cm" svg:y1="11.5cm" svg:x2="11cm" svg:y2="16.5cm">
          <text:p/>
        </draw:line>
        <draw:line draw:style-name="gr10" draw:text-style-name="P1" draw:layer="layout" svg:x1="7.25cm" svg:y1="11.5cm" svg:x2="17.5cm" svg:y2="16.5cm">
          <text:p/>
        </draw:line>
        <draw:line draw:style-name="gr11" draw:text-style-name="P1" draw:layer="layout" svg:x1="9.5cm" svg:y1="10cm" svg:x2="14.5cm" svg:y2="9.7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10" draw:display-name="Pontas das setas 10" svg:viewBox="0 0 20 20" svg:d="M0 20l10-20 10 20z"/>
    <draw:marker draw:name="Pontas_20_das_20_setas_20_2" draw:display-name="Pontas das setas 2" svg:viewBox="0 0 20 20" svg:d="M0 20l10-20 10 20z"/>
    <draw:marker draw:name="Pontas_20_das_20_setas_20_3" draw:display-name="Pontas das setas 3" svg:viewBox="0 0 20 20" svg:d="M0 20l10-20 10 20z"/>
    <draw:marker draw:name="Pontas_20_das_20_setas_20_4" draw:display-name="Pontas das setas 4" svg:viewBox="0 0 20 20" svg:d="M0 20l10-20 10 20z"/>
    <draw:marker draw:name="Pontas_20_das_20_setas_20_5" draw:display-name="Pontas das setas 5" svg:viewBox="0 0 20 20" svg:d="M0 20l10-20 10 20z"/>
    <draw:marker draw:name="Pontas_20_das_20_setas_20_6" draw:display-name="Pontas das setas 6" svg:viewBox="0 0 20 20" svg:d="M0 20l10-20 10 20z"/>
    <draw:marker draw:name="Pontas_20_das_20_setas_20_7" draw:display-name="Pontas das setas 7" svg:viewBox="0 0 20 20" svg:d="M0 20l10-20 10 20z"/>
    <draw:marker draw:name="Pontas_20_das_20_setas_20_8" draw:display-name="Pontas das setas 8" svg:viewBox="0 0 20 20" svg:d="M0 20l10-20 10 20z"/>
    <draw:marker draw:name="Pontas_20_das_20_setas_20_9" draw:display-name="Pontas das seta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30T01:48:03.368281822</meta:creation-date>
    <dc:date>2023-04-30T02:45:44.888083660</dc:date>
    <meta:editing-duration>PT6M45S</meta:editing-duration>
    <meta:editing-cycles>3</meta:editing-cycles>
    <meta:generator>LibreOffice/7.0.4.2$Linux_X86_64 LibreOffice_project/00$Build-2</meta:generator>
    <meta:document-statistic meta:object-count="18"/>
  </office:meta>
</office:document-meta>
</file>